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automatic-styles>
    <style:style style:name="P1" style:family="paragraph" style:parent-style-name="Standard">
      <style:text-properties style:font-name="Nunito" style:font-name-asian="Nunito1" style:font-name-complex="Nunito1"/>
    </style:style>
    <style:style style:name="P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15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23" style:family="paragraph" style:parent-style-name="Standard">
      <style:paragraph-properties fo:margin-top="0in" fo:margin-bottom="0.139in" loext:contextual-spacing="false" fo:line-height="100%"/>
    </style:style>
    <style:style style:name="P24" style:family="paragraph" style:parent-style-name="Standard">
      <loext:graphic-properties draw:fill="solid" draw:fill-color="#ffffff"/>
      <style:paragraph-properties fo:margin-top="0.0417in" fo:margin-bottom="0.1665in" loext:contextual-spacing="false" fo:line-height="100%" fo:background-color="#ffffff"/>
    </style:style>
    <style:style style:name="P25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666666"/>
    </style:style>
    <style:style style:name="T3" style:family="text">
      <style:text-properties style:font-name="Nunito" style:font-name-asian="Nunito1" style:font-name-complex="Nunito1"/>
    </style:style>
    <style:style style:name="T4" style:family="text">
      <style:text-properties style:text-underline-style="none"/>
    </style:style>
    <style:style style:name="T5" style:family="text">
      <style:text-properties fo:color="#4a86e8" style:font-name="Nunito" fo:font-weight="bold" style:font-name-asian="Nunito1" style:font-weight-asian="bold" style:font-name-complex="Nunito1"/>
    </style:style>
    <style:style style:name="T6" style:family="text">
      <style:text-properties fo:color="#0000ff" style:font-name="Nunito" style:font-name-asian="Nunito1" style:font-name-complex="Nunito1"/>
    </style:style>
    <style:style style:name="T7" style:family="text">
      <style:text-properties fo:color="#0000ff" style:font-name="Nunito" fo:font-size="12pt" style:font-name-asian="Nunito1" style:font-size-asian="12pt" style:font-name-complex="Nunito1" style:font-size-complex="12pt"/>
    </style:style>
    <style:style style:name="T8" style:family="text">
      <style:text-properties fo:font-size="11pt" fo:font-weight="normal" style:font-size-asian="11pt" style:font-weight-asian="normal" style:font-size-complex="11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1155cc" style:font-name="Nunito" style:text-underline-style="solid" style:text-underline-width="auto" style:text-underline-color="font-color" style:font-name-asian="Nunito1" style:font-name-complex="Nuni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q53ao5do02k8"/><text:span text:style-name="T1">Script/Procedure</text:span></text:p>
      <text:p text:style-name="Standard"><text:span text:style-name="T2">(Adapted from PSP code review script by Carnegie Mellon University)</text:span></text:p>
      <text:p text:style-name="Heading_20_3"><text:bookmark text:name="_w55x46g9wxuh"/><text:span text:style-name="T3">Preconditions</text:span></text:p>
      <text:list xml:id="list3152091243" text:style-name="WWNum18">
        <text:list-item>
          <text:p text:style-name="P2"><text:span text:style-name="T3">Code review script</text:span></text:p>
        </text:list-item>
        <text:list-item>
          <text:p text:style-name="P2"><text:span text:style-name="T3">Code review checklist</text:span></text:p>
        </text:list-item>
        <text:list-item>
          <text:p text:style-name="P2">Time and Defect Recording logs</text:p>
        </text:list-item>
      </text:list>
      <text:p text:style-name="Heading_20_3"><text:bookmark text:name="_giml25o5lyj9"/><text:span text:style-name="T3">During</text:span></text:p>
      <text:p text:style-name="Standard"><text:span text:style-name="T3">Review</text:span></text:p>
      <text:list xml:id="list1995313787" text:style-name="WWNum12">
        <text:list-item>
          <text:p text:style-name="P3"><text:span text:style-name="T3">Follow code review checklist.</text:span></text:p>
        </text:list-item>
      </text:list>
      <text:list xml:id="list2140942728" text:style-name="WWNum2">
        <text:list-item>
          <text:p text:style-name="P4"><text:span text:style-name="T3">Check off each item as it is completed.</text:span></text:p>
        </text:list-item>
      </text:list>
      <text:list xml:id="list485835177" text:style-name="WWNum4">
        <text:list-item>
          <text:p text:style-name="P5"><text:span text:style-name="T3">For multiple procedures or programs, complete a separate checklist for each.</text:span></text:p>
        </text:list-item>
      </text:list>
      <text:p text:style-name="Standard"><text:span text:style-name="T3">Correct</text:span></text:p>
      <text:list xml:id="list807644643" text:style-name="WWNum9">
        <text:list-item>
          <text:p text:style-name="P6"><text:span text:style-name="T3">Correct all defects.</text:span></text:p>
        </text:list-item>
        <text:list-item>
          <text:p text:style-name="P6">If the correction cannot be completed, abort the review and return to the</text:p>
        </text:list-item>
        <text:list-item>
          <text:p text:style-name="P6">prior process phase.</text:p>
        </text:list-item>
        <text:list-item>
          <text:p text:style-name="P6">To facilitate defect analysis, record all of the data specified in the Defect</text:p>
        </text:list-item>
        <text:list-item>
          <text:p text:style-name="P6">Recording log instructions for every defect</text:p>
        </text:list-item>
      </text:list>
      <text:p text:style-name="Heading_20_3"><text:bookmark text:name="_xk0bof5qlgyu"/><text:span text:style-name="T3">After</text:span></text:p>
      <text:list xml:id="list3361739283" text:style-name="WWNum11">
        <text:list-item>
          <text:p text:style-name="P7">Check each defect fix for correctness.</text:p>
        </text:list-item>
        <text:list-item>
          <text:p text:style-name="P7">Re-review all design changes.</text:p>
        </text:list-item>
        <text:list-item>
          <text:p text:style-name="P7">Record any fix defects as new defects and, where you know the number of the defect with the incorrect fix, enter it in the fix defect space.</text:p>
        </text:list-item>
      </text:list>
      <text:p text:style-name="Heading_20_3"><text:bookmark text:name="_xk0bof5qlgyu1"/><text:span text:style-name="T3">Exit conditions</text:span></text:p>
      <text:list xml:id="list3394975125" text:style-name="WWNum5">
        <text:list-item>
          <text:p text:style-name="P8">A fully reviewed source program</text:p>
        </text:list-item>
        <text:list-item>
          <text:p text:style-name="P8">One or more Code Review checklists for every program reviewed</text:p>
        </text:list-item>
        <text:list-item>
          <text:p text:style-name="P8">All identified defects fixed</text:p>
        </text:list-item>
        <text:list-item>
          <text:p text:style-name="P8"><text:soft-page-break/>Completed Time and Defect Recording logs</text:p>
        </text:list-item>
      </text:list>
      <text:p text:style-name="Standard"/>
      <text:p text:style-name="Heading_20_1"><text:bookmark text:name="_88jy2plypzma"/>Code Review Checklist</text:p>
      <text:list xml:id="list2770626886" text:style-name="WWNum16">
        <text:list-item>
          <text:p text:style-name="P9"><text:span text:style-name="T3">Design Patterns (Is that suitable for its design pattern)</text:span></text:p>
        </text:list-item>
        <text:list-item>
          <text:p text:style-name="P9"><text:span text:style-name="T3">Functionality (It should work as expected)</text:span></text:p>
        </text:list-item>
      </text:list>
      <text:p text:style-name="Heading_20_3"><text:bookmark text:name="_m8nmri3m2xmc"/><text:span text:style-name="T3">Standards</text:span></text:p>
      <text:list xml:id="list2702564452" text:style-name="WWNum7">
        <text:list-item>
          <text:p text:style-name="P10"><text:span text:style-name="T3">Imports are sorted according to convection (run `isort`)</text:span></text:p>
        </text:list-item>
        <text:list-item>
          <text:p text:style-name="P10"><text:span text:style-name="T3">Code conforms to </text:span><text:a xlink:type="simple" xlink:href="https://www.python.org/dev/peps/pep-0008/" text:style-name="ListLabel_20_163" text:visited-style-name="ListLabel_20_163"><text:span text:style-name="T5">PEP8</text:span></text:a><text:span text:style-name="T3"> and </text:span><text:a xlink:type="simple" xlink:href="https://google.github.io/styleguide/pyguide.html" text:style-name="ListLabel_20_163" text:visited-style-name="ListLabel_20_163"><text:span text:style-name="T5">Google Python Style Guide</text:span></text:a><text:span text:style-name="T3"> <text:line-break/>(run `pylint`, watch for PyCharm’s warnings)</text:span></text:p>
        </text:list-item>
        <text:list-item>
          <text:p text:style-name="P10"><text:span text:style-name="T3">Docstring is in Google Style</text:span></text:p>
        </text:list-item>
        <text:list-item>
          <text:p text:style-name="P10"><text:span text:style-name="T3">Code has tests</text:span></text:p>
        </text:list-item>
        <text:list-item>
          <text:p text:style-name="P10"><text:span text:style-name="T3">Code coverage is high (run `coverage`)</text:span></text:p>
        </text:list-item>
      </text:list>
      <text:p text:style-name="Heading_20_3"><text:bookmark text:name="_9vbg3n7g8rff"/><text:span text:style-name="T3">Minor</text:span></text:p>
      <text:list xml:id="list3998624905" text:style-name="WWNum17">
        <text:list-item>
          <text:p text:style-name="P11"><text:span text:style-name="T3">No typos and grammatical errors in code</text:span></text:p>
        </text:list-item>
        <text:list-item>
          <text:p text:style-name="P11"><text:span text:style-name="T3">All files end with a LF/CRLF</text:span></text:p>
        </text:list-item>
      </text:list>
      <text:p text:style-name="Heading_20_3"><text:bookmark text:name="_dd43fnnjlnv6"/><text:span text:style-name="T3">Clean code</text:span></text:p>
      <text:p text:style-name="P23"><text:span text:style-name="T2">(Adapted from Java Code Review Checklist by Mahesh Chopker)</text:span></text:p>
      <text:list xml:id="list822039308" text:style-name="WWNum14">
        <text:list-item>
          <text:p text:style-name="P12"><text:span text:style-name="T3">Use Intention-Revealing Names</text:span></text:p>
        </text:list-item>
        <text:list-item>
          <text:p text:style-name="P12"><text:span text:style-name="T3">Classes should be small</text:span></text:p>
        </text:list-item>
        <text:list-item>
          <text:p text:style-name="P12"><text:span text:style-name="T3">Functions should be small</text:span></text:p>
        </text:list-item>
        <text:list-item>
          <text:p text:style-name="P12"><text:span text:style-name="T3">Don't Repeat Yourself (Avoid Duplication)</text:span></text:p>
        </text:list-item>
        <text:list-item>
          <text:p text:style-name="P12"><text:span text:style-name="T3">Explain yourself in code (look at comments)</text:span></text:p>
        </text:list-item>
      </text:list>
      <text:p text:style-name="Heading_20_3"><text:bookmark text:name="_2kh9e4zbjav"/><text:span text:style-name="T3">Performance</text:span></text:p>
      <text:list xml:id="list2600635834" text:style-name="WWNum8">
        <text:list-item>
          <text:p text:style-name="P13"><text:span text:style-name="T3">Beware the performance of string concatenation</text:span></text:p>
        </text:list-item>
        <text:list-item>
          <text:p text:style-name="P13"><text:span text:style-name="T3">Avoid creating unnecessary objects</text:span></text:p>
        </text:list-item>
      </text:list>
      <text:p text:style-name="Heading_20_3"><text:bookmark text:name="_np6yzdn61pkf"/><text:span text:style-name="T3">Tests</text:span></text:p>
      <text:list xml:id="list3050241823" text:style-name="WWNum13">
        <text:list-item>
          <text:p text:style-name="P14"><text:span text:style-name="T3">Tests cover typical case</text:span></text:p>
        </text:list-item>
        <text:list-item>
          <text:p text:style-name="P14"><text:soft-page-break/><text:span text:style-name="T3">Tests cover border case</text:span></text:p>
        </text:list-item>
        <text:list-item>
          <text:p text:style-name="P14"><text:span text:style-name="T3">Tests cover extreme case</text:span></text:p>
        </text:list-item>
        <text:list-item>
          <text:p text:style-name="P14"><text:span text:style-name="T3">Tests cover failing case</text:span></text:p>
        </text:list-item>
      </text:list>
      <text:p text:style-name="P1"/>
      <text:p text:style-name="P1"/>
      <text:p text:style-name="Standard"><text:span text:style-name="T6">Checklist for this checklist:</text:span></text:p>
      <text:list xml:id="list681866142" text:style-name="WWNum3">
        <text:list-item>
          <text:p text:style-name="P15"><text:span text:style-name="T7">Short, concise, and specific</text:span></text:p>
        </text:list-item>
        <text:list-item>
          <text:p text:style-name="P15"><text:span text:style-name="T7">Group items into categories. You use the categories to count defects.</text:span></text:p>
        </text:list-item>
      </text:list>
      <text:list xml:id="list3376197396" text:style-name="WWNum1">
        <text:list-item>
          <text:p text:style-name="P17"><text:span text:style-name="T7">Write what is actually useful to look for</text:span></text:p>
        </text:list-item>
      </text:list>
      <text:list xml:id="list2573208336" text:style-name="WWNum15">
        <text:list-item>
          <text:p text:style-name="P21"><text:span text:style-name="T7">Checklist should evolve with use – remove items, add items, refine items</text:span></text:p>
        </text:list-item>
      </text:list>
      <text:p text:style-name="P24"><text:span text:style-name="T6">Checklist for this document:</text:span></text:p>
      <text:list xml:id="list1170786390" text:style-name="WWNum10">
        <text:list-item>
          <text:p text:style-name="P18"><text:span text:style-name="T7">Use of good English.</text:span></text:p>
        </text:list-item>
        <text:list-item>
          <text:p text:style-name="P18"><text:span text:style-name="T7">Clarity and preciseness.</text:span></text:p>
        </text:list-item>
      </text:list>
      <text:list xml:id="list4195259414" text:style-name="WWNum6">
        <text:list-item>
          <text:p text:style-name="P20"><text:span text:style-name="T7">Consistency.</text:span></text:p>
        </text:list-item>
        <text:list-item>
          <text:p text:style-name="P22"><text:span text:style-name="T7">Uniqueness of items - two items don’t state the same thing.</text:span></text:p>
        </text:list-item>
      </text:list>
      <text:p text:style-name="Heading_20_1"><text:bookmark text:name="_nievc75rutx8"/>References</text:p>
      <text:p text:style-name="P24"><text:a xlink:type="simple" xlink:href="https://cpske.github.io/ISP/code-review/PSP-Review-Script-Checklist.pdf" text:style-name="ListLabel_20_164" text:visited-style-name="ListLabel_20_164"><text:span text:style-name="T9">https://cpske.github.io/ISP/code-review/PSP-Review-Script-Checklist.pdf</text:span></text:a></text:p>
      <text:p text:style-name="P24"><text:a xlink:type="simple" xlink:href="https://cpske.github.io/ISP/code-review/Java-Code-Review-Checklist.pdf" text:style-name="ListLabel_20_165" text:visited-style-name="ListLabel_20_165"><text:span text:style-name="T10">https://cpske.github.io/ISP/code-review/Java-Code-Review-Checklist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unito" fo:font-size="11pt" fo:language="en" fo:country="none" style:letter-kerning="false" style:font-name-asian="Nunito1" style:font-size-asian="11pt" style:language-asian="zh" style:country-asian="CN" style:font-name-complex="Nuni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unito" fo:font-size="11pt" fo:language="en" fo:country="none" style:letter-kerning="false" style:font-name-asian="Nunito1" style:font-size-asian="11pt" style:language-asian="zh" style:country-asian="CN" style:font-name-complex="Nuni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Nunito" fo:font-family="Nuni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Nunito" fo:font-family="Nuni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unito" fo:font-family="Nunito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unito" fo:font-family="Nuni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4292e" style:font-name="Nunito" fo:font-family="Nunito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Nunito" fo:font-family="Nunito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Nunito" fo:font-family="Nunito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Nunito" fo:font-family="Nunito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4292e" style:font-name="Nunito" fo:font-family="Nunito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Nunito" fo:font-family="Nunito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Nunito" fo:font-family="Nunito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Nunito" fo:font-family="Nunito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Nunito" fo:font-family="Nunito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Nunito" fo:font-family="Nunito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Nunito" fo:font-family="Nunito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Nunito" fo:font-family="Nunito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a86e8" style:font-name="Nunito" fo:font-family="Nunito" style:font-family-generic="roman" style:font-pitch="variable" fo:font-weight="bold" style:font-name-asian="Nunito1" style:font-family-asian="Nunito" style:font-family-generic-asian="system" style:font-pitch-asian="variable" style:font-weight-asian="bold" style:font-name-complex="Nunito1" style:font-family-complex="Nuni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4" style:display-name="ListLabel 164" style:family="text">
      <style:text-properties fo:color="#1155cc" style:text-underline-style="solid" style:text-underline-width="auto" style:text-underline-color="font-color"/>
    </style:style>
    <style:style style:name="ListLabel_20_165" style:display-name="ListLabel 165" style:family="text">
      <style:text-properties fo:color="#1155cc" style:font-name="Nunito" fo:font-family="Nunito" style:font-family-generic="roman" style:font-pitch="variable" style:text-underline-style="solid" style:text-underline-width="auto" style:text-underline-color="font-color" style:font-name-asian="Nunito1" style:font-family-asian="Nunito" style:font-family-generic-asian="system" style:font-pitch-asian="variable" style:font-name-complex="Nunito1" style:font-family-complex="Nunito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394" meta:character-count="2382" meta:non-whitespace-character-count="2098"/>
    <meta:generator>LibreOfficeDev/6.0.5.2$Linux_X86_64 LibreOffice_project/</meta:generator>
  </office:meta>
</office:document-meta>
</file>